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4e85e" officeooo:paragraph-rsid="0004e85e"/>
    </style:style>
    <style:style style:name="P2" style:family="paragraph" style:parent-style-name="Standard" style:list-style-name="L1">
      <style:text-properties officeooo:rsid="0004e85e" officeooo:paragraph-rsid="0004e85e"/>
    </style:style>
    <style:style style:name="P3" style:family="paragraph" style:parent-style-name="Standard" style:list-style-name="L2">
      <style:text-properties officeooo:rsid="0004e85e" officeooo:paragraph-rsid="0007955f"/>
    </style:style>
    <style:style style:name="P4" style:family="paragraph" style:parent-style-name="Standard">
      <style:text-properties officeooo:rsid="0004e85e" officeooo:paragraph-rsid="0007955f"/>
    </style:style>
    <style:style style:name="P5" style:family="paragraph" style:parent-style-name="Standard">
      <style:text-properties officeooo:rsid="0005be76" officeooo:paragraph-rsid="0005be76"/>
    </style:style>
    <style:style style:name="P6" style:family="paragraph" style:parent-style-name="Standard" style:list-style-name="L3">
      <style:text-properties officeooo:rsid="0005be76" officeooo:paragraph-rsid="0007955f"/>
    </style:style>
    <style:style style:name="P7" style:family="paragraph" style:parent-style-name="Standard">
      <style:text-properties officeooo:rsid="0006136c" officeooo:paragraph-rsid="0006136c"/>
    </style:style>
    <style:style style:name="P8" style:family="paragraph" style:parent-style-name="Standard" style:list-style-name="L4">
      <style:text-properties officeooo:rsid="0006136c" officeooo:paragraph-rsid="0007955f"/>
    </style:style>
    <style:style style:name="P9" style:family="paragraph" style:parent-style-name="Standard">
      <style:text-properties fo:font-weight="bold" officeooo:rsid="0004e85e" officeooo:paragraph-rsid="0004e85e" style:font-weight-asian="bold" style:font-weight-complex="bold"/>
    </style:style>
    <style:style style:name="P10" style:family="paragraph" style:parent-style-name="Standard">
      <style:text-properties fo:font-weight="bold" officeooo:rsid="0005be76" officeooo:paragraph-rsid="0007955f" style:font-weight-asian="bold" style:font-weight-complex="bold"/>
    </style:style>
    <style:style style:name="P11" style:family="paragraph" style:parent-style-name="Standard">
      <style:text-properties fo:font-weight="bold" officeooo:rsid="0006136c" officeooo:paragraph-rsid="0007955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15c47" officeooo:paragraph-rsid="00082799" style:font-weight-asian="bold" style:font-weight-complex="bold"/>
    </style:style>
    <style:style style:name="P13" style:family="paragraph" style:parent-style-name="Standard">
      <style:text-properties fo:font-weight="bold" officeooo:rsid="00115c47" officeooo:paragraph-rsid="00082799" style:font-weight-asian="bold" style:font-weight-complex="bold"/>
    </style:style>
    <style:style style:name="P14" style:family="paragraph" style:parent-style-name="Standard" style:list-style-name="L5">
      <style:text-properties officeooo:rsid="00115c47" officeooo:paragraph-rsid="00082799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115c47" officeooo:paragraph-rsid="00082799"/>
    </style:style>
    <style:style style:name="P16" style:family="paragraph" style:parent-style-name="Standard" style:list-style-name="L10">
      <style:paragraph-properties fo:text-align="start" style:justify-single-word="false"/>
      <style:text-properties officeooo:rsid="00115c47" officeooo:paragraph-rsid="00082799"/>
    </style:style>
    <style:style style:name="P17" style:family="paragraph" style:parent-style-name="Standard">
      <style:text-properties officeooo:rsid="00115c47" officeooo:paragraph-rsid="00082799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5c47" officeooo:paragraph-rsid="00082799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82799" officeooo:paragraph-rsid="00082799" style:font-weight-asian="bold" style:font-weight-complex="bold"/>
    </style:style>
    <style:style style:name="P20" style:family="paragraph" style:parent-style-name="Standard" style:list-style-name="L2">
      <style:text-properties fo:font-weight="normal" officeooo:rsid="0004e85e" officeooo:paragraph-rsid="0007955f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06136c" officeooo:paragraph-rsid="0007955f" style:font-weight-asian="normal" style:font-weight-complex="normal"/>
    </style:style>
    <style:style style:name="P22" style:family="paragraph" style:parent-style-name="Standard" style:list-style-name="L3">
      <style:text-properties fo:font-weight="normal" officeooo:rsid="0005be76" officeooo:paragraph-rsid="00082799" style:font-weight-asian="normal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fo:font-weight="normal" officeooo:rsid="00115c47" officeooo:paragraph-rsid="00082799" style:font-weight-asian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fo:font-weight="normal" officeooo:rsid="00115c47" officeooo:paragraph-rsid="00082799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115c47" officeooo:paragraph-rsid="00082799" style:font-weight-asian="normal" style:font-weight-complex="normal"/>
    </style:style>
    <style:style style:name="P26" style:family="paragraph" style:parent-style-name="Standard">
      <style:text-properties officeooo:rsid="00082799" officeooo:paragraph-rsid="00082799"/>
    </style:style>
    <style:style style:name="T1" style:family="text">
      <style:text-properties officeooo:rsid="0007955f"/>
    </style:style>
    <style:style style:name="T2" style:family="text">
      <style:text-properties officeooo:rsid="0011f91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115c47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82799"/>
    </style:style>
    <style:style style:name="T7" style:family="text">
      <style:text-properties officeooo:rsid="000a20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ManHole</text:span></text:p>
      <text:list xml:id="list7773040930397764262" text:style-name="L2">
        <text:list-item>
          <text:p text:style-name="P3">Do not touch any manholes.</text:p>
        </text:list-item>
        <text:list-item>
          <text:p text:style-name="P3">Do not touch any boundaries.x,y</text:p>
        </text:list-item>
        <text:list-item>
          <text:p text:style-name="P3">Beat the best time.</text:p>
        </text:list-item>
        <text:list-item>
          <text:p text:style-name="P3">The sprite is controlled by the arrow keys.</text:p>
        </text:list-item>
        <text:list-item>
          <text:p text:style-name="P3">What the game should do </text:p>
          <text:list>
            <text:list-item>
              <text:p text:style-name="P3">Record time for finishing the game.</text:p>
            </text:list-item>
            <text:list-item>
              <text:p text:style-name="P3">Record top three best finishin time</text:p>
            </text:list-item>
            <text:list-item>
              <text:p text:style-name="P3">The spaceship(sprite) should be able to rotate.</text:p>
            </text:list-item>
          </text:list>
        </text:list-item>
        <text:list-item>
          <text:p text:style-name="P20">Control the speed by decrease and increase.</text:p>
        </text:list-item>
      </text:list>
      <text:p text:style-name="P9"/>
      <text:p text:style-name="P11">RCSK_Game</text:p>
      <text:list xml:id="list7702595387061274866" text:style-name="L4">
        <text:list-item>
          <text:p text:style-name="P8">Have a timer:</text:p>
          <text:list>
            <text:list-item>
              <text:p text:style-name="P8">Level 1 pot1 to disappear after 3mins.</text:p>
            </text:list-item>
            <text:list-item>
              <text:p text:style-name="P8">The number of balls collected by that pot to be displayed.</text:p>
            </text:list-item>
          </text:list>
          <text:p text:style-name="P8"><text:tab/></text:p>
          <text:list text:continue-numbering="true">
            <text:list-item>
              <text:p text:style-name="P8">Level 2 pot2 to disappear after 2 mins.</text:p>
            </text:list-item>
            <text:list-item>
              <text:p text:style-name="P8">The number of balls collected by that pot to be displayed.</text:p>
            </text:list-item>
          </text:list>
          <text:p text:style-name="P8"/>
          <text:list text:continue-numbering="true">
            <text:list-item>
              <text:p text:style-name="P8">Level 3 pot3 to disappear after 3 mins.</text:p>
            </text:list-item>
            <text:list-item>
              <text:p text:style-name="P8">The number of balls collected by that pot to be displayed.</text:p>
            </text:list-item>
          </text:list>
        </text:list-item>
        <text:list-item>
          <text:p text:style-name="P8">Color Detection:<text:tab/></text:p>
          <text:list>
            <text:list-item>
              <text:p text:style-name="P8">When the balls hit the pots top surface which is black they disappear into the pots and are counted as scores.</text:p>
            </text:list-item>
          </text:list>
        </text:list-item>
        <text:list-item>
          <text:p text:style-name="P8">The balls to move randomly at different speeds along the xaxis.</text:p>
        </text:list-item>
        <text:list-item>
          <text:p text:style-name="P8">Pots should be controlled by the arrow keys left and right.</text:p>
        </text:list-item>
        <text:list-item>
          <text:p text:style-name="P8">Key5 should determine the score.</text:p>
        </text:list-item>
        <text:list-item>
          <text:p text:style-name="P8">Backspace to restart the game.</text:p>
        </text:list-item>
        <text:list-item>
          <text:p text:style-name="P21">Load a win background image.</text:p>
        </text:list-item>
      </text:list>
      <text:p text:style-name="P9"/>
      <text:p text:style-name="P10">G<text:span text:style-name="T1">AME</text:span>1</text:p>
      <text:list xml:id="list8847780924572356913" text:style-name="L3">
        <text:list-item>
          <text:p text:style-name="P6">When the ball that is outlined black touches the car it disappears.</text:p>
        </text:list-item>
        <text:list-item>
          <text:p text:style-name="P6">When the ball that is outlined red touches the car it explodes or something else to happen to it.</text:p>
        </text:list-item>
        <text:list-item>
          <text:p text:style-name="P6">Be able to detect either of the colors</text:p>
        </text:list-item>
        <text:list-item>
          <text:p text:style-name="P6">The sprites should move in different speeds.</text:p>
        </text:list-item>
        <text:list-item>
          <text:p text:style-name="P6">Move the car with arrow keys then turn right or left when the car reaches any edges while using the right arrow keys.</text:p>
        </text:list-item>
        <text:list-item>
          <text:p text:style-name="P22">Have a sound for each sprite when there is a detection.</text:p>
          <text:p text:style-name="P22"/>
        </text:list-item>
      </text:list>
      <text:p text:style-name="P13"><text:span text:style-name="T3">Mojealbe</text:span></text:p>
      <text:p text:style-name="P17">would like our game to</text:p>
      <text:list xml:id="list3618685057726274086" text:style-name="L6">
        <text:list-item>
          <text:p text:style-name="P15">detect color</text:p>
        </text:list-item>
        <text:list-item>
          <text:p text:style-name="P15">to have a timer</text:p>
        </text:list-item>
        <text:list-item>
          <text:p text:style-name="P15">to say game over after the game is finished and be able to restart</text:p>
        </text:list-item>
        <text:list-item>
          <text:p text:style-name="P15">whe<text:span text:style-name="T2">n</text:span> the pacMan gets to the finish (Home) to say “<text:span text:style-name="T2">congratulations</text:span>” and bounce back to the “start”</text:p>
        </text:list-item>
        <text:list-item>
          <text:p text:style-name="P23">pacman should not go through the blocks(black)</text:p>
        </text:list-item>
      </text:list>
      <text:p text:style-name="P12"><text:span text:style-name="T3"/></text:p>
      <text:p text:style-name="P18"/>
      <text:p text:style-name="P18"/>
      <text:p text:style-name="P18"/>
      <text:p text:style-name="P18"><text:soft-page-break/><text:span text:style-name="T7">V</text:span>olta <text:span text:style-name="T7">G</text:span>ame</text:p>
      <text:list xml:id="list5002137174978949206" text:style-name="L10">
        <text:list-item>
          <text:p text:style-name="P16"><text:span text:style-name="T6">W</text:span>e need timer command</text:p>
        </text:list-item>
        <text:list-item>
          <text:p text:style-name="P16"><text:span text:style-name="T6">S</text:span>core counter</text:p>
        </text:list-item>
        <text:list-item>
          <text:p text:style-name="P16"><text:span text:style-name="T6">C</text:span>olor detector command to detect players sprites with a ball.</text:p>
        </text:list-item>
        <text:list-item>
          <text:p text:style-name="P16">That when the ball touches the sprites with a ball. The ball changes position as per the capability of the players control</text:p>
        </text:list-item>
        <text:list-item>
          <text:p text:style-name="P24"><text:span text:style-name="T6">T</text:span>he ball should <text:span text:style-name="T2">at least</text:span> be detected by either of the player</text:p>
        </text:list-item>
      </text:list>
      <text:p text:style-name="P9"/>
      <text:p text:style-name="P19">Flick-Shots</text:p>
      <text:list xml:id="list5091802981947262699" text:style-name="L5">
        <text:list-item>
          <text:p text:style-name="P14"><text:span text:style-name="T6">G</text:span>oal keeper to move within the goal.</text:p>
        </text:list-item>
        <text:list-item>
          <text:p text:style-name="P14">Ball to move when the player(blue leg) touches the ball</text:p>
        </text:list-item>
        <text:list-item>
          <text:p text:style-name="P14"><text:span text:style-name="T6">B</text:span>all to move randomly either to miss goal or to score</text:p>
        </text:list-item>
        <text:list-item>
          <text:p text:style-name="P14"><text:span text:style-name="T6">P</text:span>layer to be controlled by keys</text:p>
        </text:list-item>
        <text:list-item>
          <text:p text:style-name="P14"><text:span text:style-name="T6">U</text:span>se the touch pad to shoot</text:p>
        </text:list-item>
        <text:list-item>
          <text:p text:style-name="P14"><text:span text:style-name="T6">I</text:span>f the (yellow) touches the black it counts the score as a goal</text:p>
        </text:list-item>
        <text:list-item>
          <text:p text:style-name="P14"><text:span text:style-name="T6">W</text:span>e need timer , game over background to appear <text:span text:style-name="T2">a</text:span>fter the game is over in 15 seconds</text:p>
        </text:list-item>
        <text:list-item>
          <text:p text:style-name="P14"><text:span text:style-name="T6">W</text:span>e need the score board to d<text:span text:style-name="T2">i</text:span>splay when the player scores</text:p>
        </text:list-item>
        <text:list-item>
          <text:p text:style-name="P14"><text:span text:style-name="T6">I</text:span>f the player scores five go<text:span text:style-name="T2">al</text:span>s within 15 seconds to d<text:span text:style-name="T2">i</text:span>splay “you win”</text:p>
        </text:list-item>
        <text:list-item>
          <text:p text:style-name="P14"><text:span text:style-name="T6">I</text:span>f the ball touches the red color bounces back to the starting position</text:p>
        </text:list-item>
        <text:list-item>
          <text:p text:style-name="P25"><text:span text:style-name="T6">C</text:span>heering sound of fans</text:p>
        </text:list-item>
      </text:list>
      <text:p text:style-name="P9"/>
      <text:p text:style-name="P26"><text:span text:style-name="T5">Project Game</text:span></text:p>
      <text:list xml:id="list3080234844748270801" text:style-name="L1">
        <text:list-item>
          <text:p text:style-name="P2">Detect Color.</text:p>
        </text:list-item>
        <text:list-item>
          <text:p text:style-name="P2">Have a timer</text:p>
        </text:list-item>
        <text:list-item>
          <text:p text:style-name="P2">To congratulate when there is a win by the player.</text:p>
        </text:list-item>
        <text:list-item>
          <text:p text:style-name="P2">Display “Game Over” when the aeroplane the building or the clouds or when the time is elapsed.</text:p>
        </text:list-item>
        <text:list-item>
          <text:p text:style-name="P2">To move the cloud and the buildings randomly with different speeds.</text:p>
        </text:list-item>
        <text:list-item>
          <text:p text:style-name="P2">Have a score section.</text:p>
        </text:list-item>
        <text:list-item>
          <text:p text:style-name="P2">Aeroplane be controlled by the up and down arrow key.</text:p>
        </text:list-item>
      </text:list>
      <text:p text:style-name="P1"/>
      <text:p text:style-name="P1"/>
      <text:p text:style-name="P1"/>
      <text:p text:style-name="P5"/>
      <text:p text:style-name="P5"/>
      <text:p text:style-name="P7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9:30:09.921628947</meta:creation-date>
    <dc:date>2016-05-26T10:05:26.036980509</dc:date>
    <meta:editing-duration>PT25M33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66" meta:word-count="585" meta:character-count="2936" meta:non-whitespace-character-count="2470"/>
  </office:meta>
</office:document-meta>
</file>